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4.637cm"/>
    </style:style>
    <style:style style:name="co8" style:family="table-column">
      <style:table-column-properties fo:break-before="auto" style:column-width="3.33cm"/>
    </style:style>
    <style:style style:name="co9" style:family="table-column">
      <style:table-column-properties fo:break-before="auto" style:column-width="2.104cm"/>
    </style:style>
    <style:style style:name="co10" style:family="table-column">
      <style:table-column-properties fo:break-before="auto" style:column-width="7.687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1.669cm"/>
    </style:style>
    <style:style style:name="co14" style:family="table-column">
      <style:table-column-properties fo:break-before="auto" style:column-width="3.385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1.723cm"/>
    </style:style>
    <style:style style:name="co18" style:family="table-column">
      <style:table-column-properties fo:break-before="auto" style:column-width="1.559cm"/>
    </style:style>
    <style:style style:name="co19" style:family="table-column">
      <style:table-column-properties fo:break-before="auto" style:column-width="1.614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1.914cm"/>
    </style:style>
    <style:style style:name="co23" style:family="table-column">
      <style:table-column-properties fo:break-before="auto" style:column-width="1.804cm"/>
    </style:style>
    <style:style style:name="co24" style:family="table-column">
      <style:table-column-properties fo:break-before="auto" style:column-width="5.973cm"/>
    </style:style>
    <style:style style:name="co25" style:family="table-column">
      <style:table-column-properties fo:break-before="auto" style:column-width="1.588cm"/>
    </style:style>
    <style:style style:name="co26" style:family="table-column">
      <style:table-column-properties fo:break-before="auto" style:column-width="6.916cm"/>
    </style:style>
    <style:style style:name="co27" style:family="table-column">
      <style:table-column-properties fo:break-before="auto" style:column-width="1.31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1.642cm"/>
    </style:style>
    <style:style style:name="co30" style:family="table-column">
      <style:table-column-properties fo:break-before="auto" style:column-width="1.533cm"/>
    </style:style>
    <style:style style:name="co31" style:family="table-column">
      <style:table-column-properties fo:break-before="auto" style:column-width="8.096cm"/>
    </style:style>
    <style:style style:name="co32" style:family="table-column">
      <style:table-column-properties fo:break-before="auto" style:column-width="7.47cm"/>
    </style:style>
    <style:style style:name="co33" style:family="table-column">
      <style:table-column-properties fo:break-before="auto" style:column-width="3.221cm"/>
    </style:style>
    <style:style style:name="co34" style:family="table-column">
      <style:table-column-properties fo:break-before="auto" style:column-width="1.887cm"/>
    </style:style>
    <style:style style:name="co35" style:family="table-column">
      <style:table-column-properties fo:break-before="auto" style:column-width="3.03cm"/>
    </style:style>
    <style:style style:name="co36" style:family="table-column">
      <style:table-column-properties fo:break-before="auto" style:column-width="5.9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7"/>
        <table:table-column table:style-name="co7" table:default-cell-style-name="ce18"/>
        <table:table-column table:style-name="co8" table:default-cell-style-name="ce18"/>
        <table:table-column table:style-name="co7" table:default-cell-style-name="ce18"/>
        <table:table-row table:style-name="ro1">
          <table:table-cell table:number-columns-repeated="5"/>
          <table:table-cell table:style-name="Default" table:number-columns-repeated="4"/>
        </table:table-row>
        <table:table-row table:style-name="ro2">
          <table:table-cell table:style-name="ce15" office:value-type="string" calcext:value-type="string" table:number-columns-spanned="9" table:number-rows-spanned="1">
            <text:p>Weapons</text:p>
          </table:table-cell>
          <table:covered-table-cell table:number-columns-repeated="4"/>
          <table:covered-table-cell table:number-columns-repeated="4" table:style-name="Default"/>
        </table:table-row>
        <table:table-row table:style-name="ro3">
          <table:table-cell table:style-name="ce16" office:value-type="string" calcext:value-type="string">
            <text:p>Rareness</text:p>
          </table:table-cell>
          <table:table-cell table:number-columns-repeated="4"/>
          <table:table-cell table:style-name="ce20" office:value-type="string" calcext:value-type="string">
            <text:p>frontrail_devices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is modern</text:p>
          </table:table-cell>
          <table:table-cell office:value-type="string" calcext:value-type="string">
            <text:p>used by specops</text:p>
          </table:table-cell>
          <table:table-cell office:value-type="string" calcext:value-type="string">
            <text:p>very rare/experimental</text:p>
          </table:table-cell>
          <table:table-cell/>
          <table:table-cell table:style-name="Default"/>
          <table:table-cell table:style-name="Default" office:value-type="string" calcext:value-type="string">
            <text:p>Allows mounting of devices</text:p>
          </table:table-cell>
          <table:table-cell table:style-name="Default" office:value-type="string" calcext:value-type="string">
            <text:p>Has integral bipods</text:p>
          </table:table-cell>
          <table:table-cell table:style-name="Default" office:value-type="string" calcext:value-type="string">
            <text:p>Has integral frontgrip</text:p>
          </table:table-cell>
        </table:table-row>
        <table:table-row table:style-name="ro4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v</text:p>
          </table:table-cell>
          <table:table-cell table:number-columns-repeated="2" table:style-name="ce9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 table:style-name="ce9" office:value-type="string" calcext:value-type="string">
            <text:p>-</text:p>
          </table:table-cell>
        </table:table-row>
        <table:table-row table:style-name="ro4">
          <table:table-cell table:style-name="ce17" office:value-type="float" office:value="2" calcext:value-type="float">
            <text:p>2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v</text:p>
          </table:table-cell>
          <table:table-cell table:style-name="ce9" office:value-type="string" calcext:value-type="string">
            <text:p>-</text:p>
          </table:table-cell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4">
          <table:table-cell table:style-name="ce17" office:value-type="float" office:value="3" calcext:value-type="float">
            <text:p>3</text:p>
          </table:table-cell>
          <table:table-cell table:number-columns-repeated="2" table:style-name="ce18" office:value-type="string" calcext:value-type="string">
            <text:p>v</text:p>
          </table:table-cell>
          <table:table-cell table:style-name="ce9" office:value-type="string" calcext:value-type="string">
            <text:p>-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4">
          <table:table-cell table:style-name="ce17"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8" office:value-type="string" calcext:value-type="string">
            <text:p>v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-</text:p>
          </table:table-cell>
          <table:table-cell office:value-type="string" calcext:value-type="string">
            <text:p>v</text:p>
          </table:table-cell>
        </table:table-row>
        <table:table-row table:style-name="ro4">
          <table:table-cell table:style-name="ce17" office:value-type="float" office:value="5" calcext:value-type="float">
            <text:p>5</text:p>
          </table:table-cell>
          <table:table-cell table:style-name="ce18" office:value-type="string" calcext:value-type="string">
            <text:p>v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v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v</text:p>
          </table:table-cell>
        </table:table-row>
        <table:table-row table:style-name="ro4">
          <table:table-cell table:style-name="ce17" office:value-type="float" office:value="6" calcext:value-type="float">
            <text:p>6</text:p>
          </table:table-cell>
          <table:table-cell table:style-name="ce9" office:value-type="string" calcext:value-type="string">
            <text:p>-</text:p>
          </table:table-cell>
          <table:table-cell table:number-columns-repeated="2" table:style-name="ce18" office:value-type="string" calcext:value-type="string">
            <text:p>v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-</text:p>
          </table:table-cell>
          <table:table-cell table:number-columns-repeated="2" office:value-type="string" calcext:value-type="string">
            <text:p>v</text:p>
          </table:table-cell>
        </table:table-row>
        <table:table-row table:style-name="ro4">
          <table:table-cell table:style-name="ce17" office:value-type="float" office:value="7" calcext:value-type="float">
            <text:p>7</text:p>
          </table:table-cell>
          <table:table-cell table:number-columns-repeated="3" table:style-name="ce18" office:value-type="string" calcext:value-type="string">
            <text:p>v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v</text:p>
          </table:table-cell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-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-</text:p>
          </table:table-cell>
        </table:table-row>
        <table:table-row table:style-name="ro1" table:number-rows-repeated="3">
          <table:table-cell table:number-columns-repeated="5"/>
          <table:table-cell table:style-name="Default" table:number-columns-repeated="4"/>
        </table:table-row>
        <table:table-row table:style-name="ro5">
          <table:table-cell table:style-name="ce15" office:value-type="string" calcext:value-type="string" table:number-columns-spanned="9" table:number-rows-spanned="1">
            <text:p>Vests</text:p>
          </table:table-cell>
          <table:covered-table-cell table:number-columns-repeated="5"/>
          <table:covered-table-cell table:number-columns-repeated="3" table:style-name="ce9"/>
        </table:table-row>
        <table:table-row table:style-name="ro3">
          <table:table-cell table:style-name="ce16" office:value-type="string" calcext:value-type="string">
            <text:p>Capacity</text:p>
          </table:table-cell>
          <table:table-cell table:number-columns-repeated="5"/>
          <table:table-cell table:style-name="ce9" table:number-columns-repeated="2"/>
          <table:table-cell/>
        </table:table-row>
        <table:table-row table:style-name="ro4">
          <table:table-cell table:style-name="ce6" office:value-type="string" calcext:value-type="string" table:number-columns-spanned="5" table:number-rows-spanned="1">
            <text:p>measured by filling emptied vest with standard bakelite AK74 30Rnd mags</text:p>
          </table:table-cell>
          <table:covered-table-cell table:number-columns-repeated="4"/>
          <table:table-cell/>
          <table:table-cell table:style-name="ce9"/>
          <table:table-cell/>
          <table:table-cell table:style-name="ce9"/>
        </table:table-row>
        <table:table-row table:style-name="ro4">
          <table:table-cell table:number-columns-repeated="6"/>
          <table:table-cell table:style-name="ce9"/>
          <table:table-cell table:number-columns-repeated="2"/>
        </table:table-row>
        <table:table-row table:style-name="ro4">
          <table:table-cell table:number-columns-repeated="7"/>
          <table:table-cell table:style-name="ce9" table:number-columns-repeated="2"/>
        </table:table-row>
        <table:table-row table:style-name="ro4">
          <table:table-cell table:number-columns-repeated="7"/>
          <table:table-cell table:style-name="ce9"/>
          <table:table-cell/>
        </table:table-row>
        <table:table-row table:style-name="ro4">
          <table:table-cell table:number-columns-repeated="8"/>
          <table:table-cell table:style-name="ce9"/>
        </table:table-row>
        <table:table-row table:style-name="ro4">
          <table:table-cell table:number-columns-repeated="9"/>
        </table:table-row>
        <table:table-row table:style-name="ro4">
          <table:table-cell table:number-columns-repeated="6"/>
          <table:table-cell table:style-name="ce9"/>
          <table:table-cell table:number-columns-repeated="2"/>
        </table:table-row>
        <table:table-row table:style-name="ro4">
          <table:table-cell table:number-columns-repeated="7"/>
          <table:table-cell table:style-name="ce9"/>
          <table:table-cell/>
        </table:table-row>
      </table:table>
      <table:table table:name="weapon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2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ce2"/>
        <table:table-column table:style-name="co6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number-columns-repeated="43" table:default-cell-style-name="Default"/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name</text:p>
          </table:table-cell>
          <table:table-cell table:style-name="ce5" office:value-type="string" calcext:value-type="string">
            <text:p>camo</text:p>
          </table:table-cell>
          <table:table-cell table:style-name="ce17" office:value-type="string" calcext:value-type="string">
            <text:p>mag_type</text:p>
          </table:table-cell>
          <table:table-cell table:style-name="ce17" office:value-type="string" calcext:value-type="string">
            <text:p>optics_rail</text:p>
          </table:table-cell>
          <table:table-cell table:style-name="ce5" office:value-type="string" calcext:value-type="string">
            <text:p>rareness</text:p>
          </table:table-cell>
          <table:table-cell table:style-name="ce5" office:value-type="string" calcext:value-type="string">
            <text:p>allows_muzzle_dev</text:p>
          </table:table-cell>
          <table:table-cell table:style-name="ce5" office:value-type="string" calcext:value-type="string">
            <text:p>frontrail_devices</text:p>
          </table:table-cell>
          <table:table-cell table:style-name="ce5" office:value-type="string" calcext:value-type="string">
            <text:p>has_side_rail</text:p>
          </table:table-cell>
          <table:table-cell table:style-name="ce5" office:value-type="string" calcext:value-type="string">
            <text:p>has_int_toprail</text:p>
          </table:table-cell>
          <table:table-cell table:style-name="ce5" office:value-type="string" calcext:value-type="string">
            <text:p>balanced</text:p>
          </table:table-cell>
          <table:table-cell table:style-name="ce5" office:value-type="string" calcext:value-type="string">
            <text:p>high_rof</text:p>
          </table:table-cell>
          <table:table-cell table:style-name="ce5" office:value-type="string" calcext:value-type="string">
            <text:p>silenced</text:p>
          </table:table-cell>
          <table:table-cell table:style-name="ce5" office:value-type="string" calcext:value-type="string">
            <text:p>hi_cap_mag</text:p>
          </table:table-cell>
          <table:table-cell table:style-name="ce5" office:value-type="string" calcext:value-type="string">
            <text:p>powerful_cartridge</text:p>
          </table:table-cell>
          <table:table-cell table:style-name="ce5" office:value-type="string" calcext:value-type="string">
            <text:p>raw_score</text:p>
          </table:table-cell>
          <table:table-cell table:style-name="ce17" office:value-type="string" calcext:value-type="string">
            <text:p>is_starting</text:p>
          </table:table-cell>
          <table:table-cell table:style-name="ce17" table:number-columns-repeated="42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74n_2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rhs_weap_ak74n_2_gp25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10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103_2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rhs_weap_akmn_gp25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ks74un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LAT</text:p>
          </table:table-cell>
          <table:table-cell office:value-type="string" calcext:value-type="string">
            <text:p>CUP_launch_RPG18</text:p>
          </table:table-cell>
          <table:table-cell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Marksman</text:p>
          </table:table-cell>
          <table:table-cell office:value-type="string" calcext:value-type="string">
            <text:p>rhs_weap_svdp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MG</text:p>
          </table:table-cell>
          <table:table-cell office:value-type="string" calcext:value-type="string">
            <text:p>CUP_lmg_Pecheneg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Marksman</text:p>
          </table:table-cell>
          <table:table-cell office:value-type="string" calcext:value-type="string">
            <text:p>CUP_srifle_SVD_des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74_3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Marksman</text:p>
          </table:table-cell>
          <table:table-cell office:value-type="string" calcext:value-type="string">
            <text:p>rhs_weap_svdp_w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rhs_weap_ak74n_2_gp25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74n_2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103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103_zenitco0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rhs_weap_ak103_gp25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103_2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rhs_weap_ak103_gp25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rhs_weap_ak74m_gp25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10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101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101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101_GL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101_GL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107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108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109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107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108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109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hlc_rifle_aek971_mtk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hlc_rifle_aek97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107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108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109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107_GL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108_GL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109_GL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hlc_rifle_ak12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hlc_rifle_ak12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74mr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rhs_weap_ak74mr_gp25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74m_zenitco01_b3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103_zenitco01_b3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74m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74m_desert_npz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MN_railed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74M_railed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74M_GL_railed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arifle_AK12_arid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arifle_AK12_GL_arid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DSA_SA58_OSW_VFG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Sa58RIS2_gl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rhs_weap_akmn_gp25_npz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MN_rail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m_zenitco01_b3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hlc_rifle_ak74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hlc_rifle_ak74m_g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74m_zenitco0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74M_rail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74M_GL_rail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arifle_AK12_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arifle_AK12_GL_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DSA_SA58_DM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savz58p_rail_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Sa58RIS2_g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74m_camo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rhs_weap_ak74m_camo_npz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arifle_AK12_GL_lush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arifle_AK12_lush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AK74M_railed_camo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AK74M_GL_railed_camo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</text:p>
          </table:table-cell>
          <table:table-cell office:value-type="string" calcext:value-type="string">
            <text:p>CUP_arifle_DSA_SA58_OSW_VFG_Woodlan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RifleGL</text:p>
          </table:table-cell>
          <table:table-cell office:value-type="string" calcext:value-type="string">
            <text:p>CUP_arifle_Sa58RIS2_gl_woodlan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sva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sval_grip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CUP_arifle_AK102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k104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k104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k104_zenitco0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k105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k105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k105_zenitco0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GL</text:p>
          </table:table-cell>
          <table:table-cell office:value-type="string" calcext:value-type="string">
            <text:p>CUP_arifle_OTS14_GROZA_762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Integra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GL</text:p>
          </table:table-cell>
          <table:table-cell office:value-type="string" calcext:value-type="string">
            <text:p>CUP_arifle_OTS14_GROZA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GROZA</text:p>
          </table:table-cell>
          <table:table-cell office:value-type="string" calcext:value-type="string">
            <text:p>Integral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sval_grip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CUP_arifle_AS_VAL_VFG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CUP_arifle_AK102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k104_zenitco01_b3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ak105_zenitco01_b3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hlc_rifle_slr107u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hlc_rifle_falosw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GL</text:p>
          </table:table-cell>
          <table:table-cell office:value-type="string" calcext:value-type="string">
            <text:p>hlc_rifle_osw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hlc_rifle_CQBR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hlc_rifle_G36CV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m4a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g36c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m4a1_d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CUP_arifle_G36C_VFG_camo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rhs_weap_m4a1_w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Carbine</text:p>
          </table:table-cell>
          <table:table-cell office:value-type="string" calcext:value-type="string">
            <text:p>CUP_arifle_G36C_VFG_wdl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SMG_03C_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SMG_03C_TR_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R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SMG_03C_khaki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SMG_03C_TR_khaki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R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CUP_smg_bizon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Bizon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CUP_arifle_SR3M_Vikhr_VFG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CUP_arifle_OTS14_GROZA_762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Integra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CUP_arifle_OTS14_GROZA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GROZA</text:p>
          </table:table-cell>
          <table:table-cell office:value-type="string" calcext:value-type="string">
            <text:p>Integra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CUP_smg_vityaz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ityaz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CUP_smg_vityaz_vfg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ityaz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hlc_smg_mp5a2_tac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P5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hlc_mp510_tac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P510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CUP_arifle_SR3M_Vikhr_VFG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CUP_smg_vityaz_vfg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ityaz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SMG_03C_camo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MG</text:p>
          </table:table-cell>
          <table:table-cell office:value-type="string" calcext:value-type="string">
            <text:p>SMG_03C_TR_camo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R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hgun_P07_blk_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99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rhsusf_weap_glock17g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hgun_P07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P99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CUP_hgun_Glock17_tan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G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rhs_weap_pya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P443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hgun_Pistol_01_F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MM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rhs_weap_6p5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6P53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rhs_weap_pp2000_fold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P2000</text:p>
          </table:table-cell>
          <table:table-cell office:value-type="string" calcext:value-type="string">
            <text:p>R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rhs_weap_pb_6p9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rhsusf_weap_m9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CUP_hgun_M9A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hlc_pistol_P226R_Combat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SIG226</text:p>
          </table:table-cell>
          <table:table-cell office:value-type="string" calcext:value-type="string">
            <text:p>SI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hgun_P07_khk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P99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Pistol</text:p>
          </table:table-cell>
          <table:table-cell office:value-type="string" calcext:value-type="string">
            <text:p>CUP_hgun_Glock17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G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arksman</text:p>
          </table:table-cell>
          <table:table-cell office:value-type="string" calcext:value-type="string">
            <text:p>rhs_weap_svdp_npz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_weap_m24sw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RI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srifle_LRR_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200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hlc_rifle_awmagnum_B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WM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arksman</text:p>
          </table:table-cell>
          <table:table-cell office:value-type="string" calcext:value-type="string">
            <text:p>CUP_srifle_SVD_des_top_rail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_weap_m24sws_d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RI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srifle_LRR_camo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M200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hlc_rifle_awmagnum_FD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WM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_weap_m38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osin</text:p>
          </table:table-cell>
          <table:table-cell office:value-type="string" calcext:value-type="string">
            <text:p>RI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arksman</text:p>
          </table:table-cell>
          <table:table-cell office:value-type="string" calcext:value-type="string">
            <text:p>hlc_rifle_m14sopmo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arksman</text:p>
          </table:table-cell>
          <table:table-cell office:value-type="string" calcext:value-type="string">
            <text:p>rhs_weap_vss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arksman</text:p>
          </table:table-cell>
          <table:table-cell office:value-type="string" calcext:value-type="string">
            <text:p>rhs_weap_vss_grip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_weap_t5000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T5000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arksman</text:p>
          </table:table-cell>
          <table:table-cell office:value-type="string" calcext:value-type="string">
            <text:p>rhs_weap_svdp_wd_npz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arksman</text:p>
          </table:table-cell>
          <table:table-cell office:value-type="string" calcext:value-type="string">
            <text:p>CUP_srifle_SVD_wdl_top_rail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_weap_m24sws_w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RI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srifle_LRR_tna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M200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hlc_rifle_awmagnum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WM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LMG</text:p>
          </table:table-cell>
          <table:table-cell office:value-type="string" calcext:value-type="string">
            <text:p>hlc_rifle_rpk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LMG</text:p>
          </table:table-cell>
          <table:table-cell office:value-type="string" calcext:value-type="string">
            <text:p>hlc_rifle_rpk74n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LMG</text:p>
          </table:table-cell>
          <table:table-cell office:value-type="string" calcext:value-type="string">
            <text:p>CUP_arifle_RPK74_45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LMG</text:p>
          </table:table-cell>
          <table:table-cell office:value-type="string" calcext:value-type="string">
            <text:p>CUP_arifle_RPK74M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G</text:p>
          </table:table-cell>
          <table:table-cell office:value-type="string" calcext:value-type="string">
            <text:p>rhs_weap_pkp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oveta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G</text:p>
          </table:table-cell>
          <table:table-cell office:value-type="string" calcext:value-type="string">
            <text:p>CUP_lmg_Pecheneg_top_rail_B50_vfg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G</text:p>
          </table:table-cell>
          <table:table-cell office:value-type="string" calcext:value-type="string">
            <text:p>CUP_lmg_PKM_B50_vfg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G</text:p>
          </table:table-cell>
          <table:table-cell office:value-type="string" calcext:value-type="string">
            <text:p>CUP_lmg_PKM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G</text:p>
          </table:table-cell>
          <table:table-cell office:value-type="string" calcext:value-type="string">
            <text:p>CUP_lmg_PKMN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G</text:p>
          </table:table-cell>
          <table:table-cell office:value-type="string" calcext:value-type="string">
            <text:p>CUP_lmg_PKM_top_rail_B50_vfg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MG</text:p>
          </table:table-cell>
          <table:table-cell office:value-type="string" calcext:value-type="string">
            <text:p>CUP_lmg_Pecheneg_woodlan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17" office:value-type="string" calcext:value-type="string">
            <text:p>HAT</text:p>
          </table:table-cell>
          <table:table-cell office:value-type="string" calcext:value-type="string">
            <text:p>launch_RPG32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RPG32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HAT</text:p>
          </table:table-cell>
          <table:table-cell office:value-type="string" calcext:value-type="string">
            <text:p>launch_RPG32_green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RPG32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HAT</text:p>
          </table:table-cell>
          <table:table-cell office:value-type="string" calcext:value-type="string">
            <text:p>launch_RPG32_ghex_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PG32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HAT</text:p>
          </table:table-cell>
          <table:table-cell office:value-type="string" calcext:value-type="string">
            <text:p>launch_O_Vorona_brown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Metis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HAT</text:p>
          </table:table-cell>
          <table:table-cell office:value-type="string" calcext:value-type="string">
            <text:p>launch_O_Vorona_green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Metis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LAT</text:p>
          </table:table-cell>
          <table:table-cell office:value-type="string" calcext:value-type="string">
            <text:p>rhs_weap_rpg26</text:p>
          </table:table-cell>
          <table:table-cell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HAT</text:p>
          </table:table-cell>
          <table:table-cell office:value-type="string" calcext:value-type="string">
            <text:p>rhs_weap_rpg7</text:p>
          </table:table-cell>
          <table:table-cell office:value-type="string" calcext:value-type="string">
            <text:p>nocamo</text:p>
          </table:table-cell>
          <table:table-cell table:number-columns-repeated="2" office:value-type="string" calcext:value-type="string">
            <text:p>RPG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LAT</text:p>
          </table:table-cell>
          <table:table-cell office:value-type="string" calcext:value-type="string">
            <text:p>rhs_weap_rshg2</text:p>
          </table:table-cell>
          <table:table-cell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AA</text:p>
          </table:table-cell>
          <table:table-cell office:value-type="string" calcext:value-type="string">
            <text:p>CUP_launch_9K32Strela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Strela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AA</text:p>
          </table:table-cell>
          <table:table-cell office:value-type="string" calcext:value-type="string">
            <text:p>rhs_weap_igla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Igla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 table:number-rows-repeated="104840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optics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ce2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name</text:p>
          </table:table-cell>
          <table:table-cell table:style-name="ce5" office:value-type="string" calcext:value-type="string">
            <text:p>mount</text:p>
          </table:table-cell>
          <table:table-cell table:style-name="ce17" office:value-type="string" calcext:value-type="string">
            <text:p>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_acc_pso1m2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_acc_pso1m21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_acc_pkas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_acc_pgo7v</text:p>
          </table:table-cell>
          <table:table-cell office:value-type="string" calcext:value-type="string">
            <text:p>RPG7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_acc_okp7_dovetail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_acc_ekp8_02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_acc_ekp1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_acc_1p78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_acc_1p63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_acc_1p29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hlc_optic_kobra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7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cup_optic_pso_3_open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_acc_rakurspm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_acc_1p87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_acc_ekp8_18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_acc_okp7_picatinny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gref_acc_rx01_nofilter_camo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2"/>
          <table:table-cell table:style-name="ce1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usf_acc_rx01_nofilter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usf_acc_rx01_nofilter_tan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2"/>
          <table:table-cell table:style-name="ce17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_acc_dh520x56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usf_acc_eotech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usf_acc_eotech_xps3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g33_t1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g33_xps3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g33_xps3_tan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elcan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acog3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usf_acc_eotech_552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usf_acc_eotech_552_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usf_acc_eotech_552_w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usf_acc_compm4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usf_acc_mrds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rhsusf_acc_mrds_c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acog_rmr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black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acog_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acog_w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su230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su230_c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su230_mrds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rhsusf_acc_su230_mrds_c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usf_acc_m8541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usf_acc_m8541_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usf_acc_m8541_w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usf_acc_leupoldmk4_2_mrds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rhsusf_acc_leupoldmk4_2_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hlc_optic_atacr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hlc_optic_docterr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zeisszpoin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zeisszpoint_deser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zeisszpoint_wo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vortexrazor_uh1_blac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vortexrazor_uh1_tan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vortexrazor_uh1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cup_optic_acog_ta01b_rmr_blac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cup_optic_acog_ta01b_rmr_coyote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cup_optic_acog_ta01b_rmr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cup_optic_aimm_m68_bl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cup_optic_aimm_m68_tan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Combat</text:p>
          </table:table-cell>
          <table:table-cell office:value-type="string" calcext:value-type="string">
            <text:p>cup_optic_aimm_m68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compm2_blac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compm2_deser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compm2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niper</text:p>
          </table:table-cell>
          <table:table-cell office:value-type="string" calcext:value-type="string">
            <text:p>cup_optic_leupold_vx3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eotech553_blac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eotech553_coyote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eotech553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1p87_ris_deser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1p87_ris_woodlan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microt1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microt1_coyote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office:value-type="string" calcext:value-type="string">
            <text:p>cup_optic_microt1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 table:number-rows-repeated="4">
          <table:table-cell table:style-name="ce17"/>
          <table:table-cell table:number-columns-repeated="6"/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vests" table:style-name="ta1">
        <table:table-column table:style-name="co23" table:default-cell-style-name="Default"/>
        <table:table-column table:style-name="co26" table:default-cell-style-name="Default"/>
        <table:table-column table:style-name="co27" table:default-cell-style-name="ce2"/>
        <table:table-column table:style-name="co28" table:default-cell-style-name="ce2"/>
        <table:table-column table:style-name="co4" table:default-cell-style-name="ce2"/>
        <table:table-column table:style-name="co29" table:default-cell-style-name="ce2"/>
        <table:table-column table:style-name="co11" table:default-cell-style-name="Default"/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name</text:p>
          </table:table-cell>
          <table:table-cell table:style-name="ce5" office:value-type="string" calcext:value-type="string">
            <text:p>weight</text:p>
          </table:table-cell>
          <table:table-cell table:style-name="ce5" office:value-type="string" calcext:value-type="string">
            <text:p>ballistic_protection</text:p>
          </table:table-cell>
          <table:table-cell table:style-name="ce5" office:value-type="string" calcext:value-type="string">
            <text:p>explosive_protection</text:p>
          </table:table-cell>
          <table:table-cell table:style-name="ce5" office:value-type="string" calcext:value-type="string">
            <text:p>capacity</text:p>
          </table:table-cell>
          <table:table-cell table:style-name="ce17" office:value-type="string" calcext:value-type="string">
            <text:p>camo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rhs_6b43</text:p>
          </table:table-cell>
          <table:table-cell office:value-type="string" calcext:value-type="string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rhs_6b23_ML_6sh92_headset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ML_6sh92_vog_headset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rhs_6b23_ML_crew</text:p>
          </table:table-cell>
          <table:table-cell office:value-type="string" calcext:value-type="string">
            <text:p>3.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rhs_6b23_ML_medic</text:p>
          </table:table-cell>
          <table:table-cell office:value-type="string" calcext:value-type="string">
            <text:p>3.6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ML_vydra_3m</text:p>
          </table:table-cell>
          <table:table-cell office:value-type="string" calcext:value-type="string">
            <text:p>3.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vydra_3m</text:p>
          </table:table-cell>
          <table:table-cell office:value-type="string" calcext:value-type="string">
            <text:p>3.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6sh116_flora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6sh116_vog_flora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6sh116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6sh116_vog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rhs_6b23_digi_6sh92_headset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rhs_6b23_digi_6sh92_headset_spetsnaz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digi_6sh92_vog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digi_6sh92_Vog_Spetsnaz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rhs_6b23_digi_crew</text:p>
          </table:table-cell>
          <table:table-cell office:value-type="string" calcext:value-type="string">
            <text:p>3.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rhs_6b23_digi_medic</text:p>
          </table:table-cell>
          <table:table-cell office:value-type="string" calcext:value-type="string">
            <text:p>3.6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6sh116_od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6sh116_vog_od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13_EMR_6sh92</text:p>
          </table:table-cell>
          <table:table-cell office:value-type="string" calcext:value-type="string">
            <text:p>4.3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13_EMR_6sh92_vog</text:p>
          </table:table-cell>
          <table:table-cell office:value-type="string" calcext:value-type="string">
            <text:p>4.5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13_crewofficer</text:p>
          </table:table-cell>
          <table:table-cell office:value-type="string" calcext:value-type="string">
            <text:p>3.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13_6sh92</text:p>
          </table:table-cell>
          <table:table-cell office:value-type="string" calcext:value-type="string">
            <text:p>4.3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13_6sh92_vog</text:p>
          </table:table-cell>
          <table:table-cell office:value-type="string" calcext:value-type="string">
            <text:p>4.5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LOP_V_6B23_6Sh92_TAN_DMPi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LOP_V_6B23_Medic_TAN</text:p>
          </table:table-cell>
          <table:table-cell office:value-type="string" calcext:value-type="string">
            <text:p>3.6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LOP_V_6B23_6Sh92_TAN_ACU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CUP_V_B_PASGT_desert</text:p>
          </table:table-cell>
          <table:table-cell office:value-type="string" calcext:value-type="string">
            <text:p>2.4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CUP_V_B_PASGT_OD</text:p>
          </table:table-cell>
          <table:table-cell office:value-type="string" calcext:value-type="string">
            <text:p>2.4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CUP_V_PMC_CIRAS_Black_Empty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CUP_V_PMC_CIRAS_Coyote_Empty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Normal</text:p>
          </table:table-cell>
          <table:table-cell office:value-type="string" calcext:value-type="string">
            <text:p>CUP_V_PMC_CIRAS_OD_Empty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CUP_V_PMC_CIRAS_Black_Grenadier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CUP_V_PMC_CIRAS_Coyote_Grenadier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CUP_V_PMC_CIRAS_OD_Grenadier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CUP_V_CZ_NPP2006_nk_des</text:p>
          </table:table-cell>
          <table:table-cell office:value-type="string" calcext:value-type="string">
            <text:p>2.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CUP_V_CZ_NPP2006_nk_vz95</text:p>
          </table:table-cell>
          <table:table-cell office:value-type="string" calcext:value-type="string">
            <text:p>2.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CUP_V_CZ_NPP2006_nk_black</text:p>
          </table:table-cell>
          <table:table-cell office:value-type="string" calcext:value-type="string">
            <text:p>2.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CUP_V_RUS_6B45_1_BeigeDigital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4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CUP_V_RUS_6B45_2_BeigeDigital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4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CUP_V_RUS_6B45_1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4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CUP_V_RUS_6B45_2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4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tsh4_bala</text:p>
          </table:table-cell>
          <table:table-cell office:value-type="string" calcext:value-type="string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fieldcap_digi2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fieldcap_ml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fieldcap_vsr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Booniehat_digi</text:p>
          </table:table-cell>
          <table:table-cell office:value-type="string" calcext:value-type="string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Booniehat_flora</text:p>
          </table:table-cell>
          <table:table-cell office:value-type="string" calcext:value-type="string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beanie_green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altyn_novisor_es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altyn_novisor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27m_green_es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27m_green_ess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26_es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26_ess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27m_es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27m_ess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27m_ml_es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27m_ML_ess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47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47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7_1m_olive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7_1m_bala2_olive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LOP_H_Booniehat_RACS</text:p>
          </table:table-cell>
          <table:table-cell office:value-type="string" calcext:value-type="string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LOP_H_Beanie_tan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LOP_H_6B27M_ess_RAC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CUP_H_RUS_Altyn_Shield_Down_black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CUP_H_RUS_Altyn_Shield_Down_khaki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CUP_H_RUS_Balaclava_Ratnik_Headphones</text:p>
          </table:table-cell>
          <table:table-cell office:value-type="string" calcext:value-type="string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CUP_H_RUS_6B47_goggles_de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CUP_H_RUS_6B47_v2_GogglesClosed_BeigeDig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26_ess_gree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17" office:value-type="string" calcext:value-type="string">
            <text:p>Headgear</text:p>
          </table:table-cell>
          <table:table-cell office:value-type="string" calcext:value-type="string">
            <text:p>rhs_6b26_ess_bala_gree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17" office:value-type="string" calcext:value-type="string">
            <text:p>Heavy</text:p>
          </table:table-cell>
          <table:table-cell office:value-type="string" calcext:value-type="string">
            <text:p>rhs_6b23_riflema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17"/>
          <table:table-cell table:number-columns-repeated="6"/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uniforms" table:style-name="ta1">
        <table:table-column table:style-name="co30" table:default-cell-style-name="ce17"/>
        <table:table-column table:style-name="co3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emr_des_patchless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emr_patchless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df15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flora_patchless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flora_patchless_alt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gorka_1_a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gorka_1_b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gorka_r_g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gorka_r_y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gref_uniform_gorka_1_f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S_Fatigue_0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S_Fatigue_09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S_Fatigue_08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S_Fatigue_05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TKA_Fatigue_01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S_Fatigue_07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RA_Fatigue_GRK_BLK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RA_Fatigue_GRK_BLU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RA_Fatigue_GRK_DPM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RA_Fatigue_GRK_OLV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ODKB_KSOR_VDV_gloves_pads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Ratnik_Summer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Ratnik_BeigeDigital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VSR98_worn_MSV_rolled_up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VSR98_MSV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VSR93_MSV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Flora_1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BeigeDigital_MSV_gloves_pads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Ghillie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U_I_FullGhillie_ard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U_I_FullGhillie_lsh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U_I_FullGhillie_sard</text:p>
          </table:table-cell>
          <table:table-cell office:value-type="string" calcext:value-type="string">
            <text:p>nocamo</text:p>
          </table:table-cell>
        </table:table-row>
      </table:table>
      <table:table table:name="devices" table:style-name="ta1">
        <table:table-column table:style-name="co23" table:default-cell-style-name="Default"/>
        <table:table-column table:style-name="co32" table:default-cell-style-name="Default"/>
        <table:table-column table:style-name="co11" table:default-cell-style-name="ce2"/>
        <table:table-column table:style-name="co33" table:default-cell-style-name="ce13"/>
        <table:table-column table:style-name="co34" table:default-cell-style-name="ce13"/>
        <table:table-column table:style-name="co5" table:default-cell-style-name="ce13"/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amo</text:p>
          </table:table-cell>
          <table:table-cell table:style-name="ce12" office:value-type="string" calcext:value-type="string">
            <text:p>muzzle_dev_type</text:p>
          </table:table-cell>
          <table:table-cell table:style-name="ce12" office:value-type="string" calcext:value-type="string">
            <text:p>grip_type</text:p>
          </table:table-cell>
          <table:table-cell table:style-name="ce12" office:value-type="string" calcext:value-type="string">
            <text:p>light_type</text:p>
          </table:table-cell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ak5</text:p>
          </table:table-cell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mfsup_flashhider_545x39_od</text:p>
          </table:table-cell>
          <table:table-cell office:value-type="string" calcext:value-type="string">
            <text:p>wood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mfsup_flashhider_545x39_tan</text:p>
          </table:table-cell>
          <table:table-cell office:value-type="string" calcext:value-type="string">
            <text:p>des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kzrzp_ak545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kzrzp_ak545_desert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kzrzp_ak545_woodland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tgpa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tgpa_desert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tgpa_woodland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hlc_muzzle_545sup_ak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hlc_muzzle_snds_arsenalcomp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hlc_muzzle_sf3p_762r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uuk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dtk1983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dtk1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dtk2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dtk3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dtk4short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pgs64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mfsup_flashhider_762x39_od</text:p>
          </table:table-cell>
          <table:table-cell office:value-type="string" calcext:value-type="string">
            <text:p>wood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mfsup_flashhider_762x39_tan</text:p>
          </table:table-cell>
          <table:table-cell office:value-type="string" calcext:value-type="string">
            <text:p>des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kzrzp_ak762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kzrzp_ak762_desert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kzrzp_ak762_woodland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pbs1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dtk4screws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tgpv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dtkakm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_acc_dtk1l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mfsup_flashhider_pk_black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mfsup_flashhider_pk_od</text:p>
          </table:table-cell>
          <table:table-cell office:value-type="string" calcext:value-type="string">
            <text:p>wood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mfsup_flashhider_pk_tan</text:p>
          </table:table-cell>
          <table:table-cell office:value-type="string" calcext:value-type="string">
            <text:p>des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kzrzp_pk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kzrzp_pk_desert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kzrzp_pk_woodland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groza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sr3m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hlc_muzzle_sf3p_556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usf_acc_rotex5_grey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usf_acc_rotex5_tan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hlc_muzzle_gunfighter_comp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m16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m16_desert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snds_m16_camo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hlc_muzzle_556nato_kac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muzzle_snds_b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muzzle_snds_b_arid_f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rhsgref_sdn6_suppressor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hlc_muzzle_300blk_kac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mfsup_flashhider_762x51_black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mfsup_flashhider_762x51_od</text:p>
          </table:table-cell>
          <table:table-cell office:value-type="string" calcext:value-type="string">
            <text:p>wood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cup_muzzle_mfsup_flashhider_762x51_tan</text:p>
          </table:table-cell>
          <table:table-cell office:value-type="string" calcext:value-type="string">
            <text:p>des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hlc_muzzle_mag58_brake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hlc_muzzle_agendasix10mm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uzzle</text:p>
          </table:table-cell>
          <table:table-cell office:value-type="string" calcext:value-type="string">
            <text:p>muzzle_snds_l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harris_bipod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grip1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hlc_bipod_utgshooters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cup_bipod_vltor_modpod_black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cup_bipod_vltor_modpod_od</text:p>
          </table:table-cell>
          <table:table-cell office:value-type="string" calcext:value-type="string">
            <text:p>woodland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cup_bipod_vltor_modpod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bipod_01_f_blk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bipod_01_f_mtp</text:p>
          </table:table-cell>
          <table:table-cell office:value-type="string" calcext:value-type="string">
            <text:p>woodland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bipod_01_f_snd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_acc_grip_ffg2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_acc_grip_rk6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grip2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grip2_tan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grip2_wd</text:p>
          </table:table-cell>
          <table:table-cell office:value-type="string" calcext:value-type="string">
            <text:p>woodland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kac_grip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rvg_blk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rvg_de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grip3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grip3_tan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ace_acc_pointer_red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ace_acc_pointer_green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cup_acc_anpeq_15_black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cup_acc_anpeq_15_od</text:p>
          </table:table-cell>
          <table:table-cell office:value-type="string" calcext:value-type="string">
            <text:p>woodlan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cup_acc_anpeq_15</text:p>
          </table:table-cell>
          <table:table-cell office:value-type="string" calcext:value-type="string">
            <text:p>deser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cup_acc_anpeq_15_flashlight_black_l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cup_acc_anpeq_15_flashlight_od_l</text:p>
          </table:table-cell>
          <table:table-cell office:value-type="string" calcext:value-type="string">
            <text:p>woodlan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cup_acc_anpeq_15_flashlight_tan_l</text:p>
          </table:table-cell>
          <table:table-cell office:value-type="string" calcext:value-type="string">
            <text:p>deser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usf_acc_m952v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_acc_2dpzenit_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_acc_perst1ik_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Rail</text:p>
          </table:table-cell>
          <table:table-cell office:value-type="string" calcext:value-type="string">
            <text:p>rhs_acc_perst3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 table:number-rows-repeated="104848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xplosives" table:style-name="ta1">
        <office:forms form:automatic-focus="false" form:apply-design-mode="false"/>
        <table:table-column table:style-name="co35" table:default-cell-style-name="ce17"/>
        <table:table-column table:style-name="co36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17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GrenadeLight</text:p>
          </table:table-cell>
          <table:table-cell office:value-type="string" calcext:value-type="string">
            <text:p>O_R_IR_Grenade</text:p>
          </table:table-cell>
        </table:table-row>
        <table:table-row table:style-name="ro1">
          <table:table-cell office:value-type="string" calcext:value-type="string">
            <text:p>GrenadeLight</text:p>
          </table:table-cell>
          <table:table-cell office:value-type="string" calcext:value-type="string">
            <text:p>Chemlight_green</text:p>
          </table:table-cell>
        </table:table-row>
        <table:table-row table:style-name="ro1">
          <table:table-cell office:value-type="string" calcext:value-type="string">
            <text:p>GrenadeLight</text:p>
          </table:table-cell>
          <table:table-cell office:value-type="string" calcext:value-type="string">
            <text:p>Chemlight_blue</text:p>
          </table:table-cell>
        </table:table-row>
        <table:table-row table:style-name="ro1">
          <table:table-cell office:value-type="string" calcext:value-type="string">
            <text:p>GrenadeLight</text:p>
          </table:table-cell>
          <table:table-cell office:value-type="string" calcext:value-type="string">
            <text:p>Chemlight_red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HiBlue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HiWhite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HiYellow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IR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UltraHiOrange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Orange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fakel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fakels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rdg2_black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rdg2_white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d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n_green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n_red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n_yellow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plamyam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zarya2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rgd5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rgn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rgo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f1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ozm72_a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ozm72_b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ozm72_c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ag_mine_pfm1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pmn2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tm62m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ec200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ec400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CUP_PipeBomb_M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SatchelCharge_Remote_Mag</text:p>
          </table:table-cell>
        </table:table-row>
        <table:table-row table:style-name="ro1">
          <table:table-cell office:value-type="string" calcext:value-type="string">
            <text:p>MedicineFAK</text:p>
          </table:table-cell>
          <table:table-cell office:value-type="string" calcext:value-type="string">
            <text:p>FirstAidKit</text:p>
          </table:table-cell>
        </table:table-row>
        <table:table-row table:style-name="ro1">
          <table:table-cell office:value-type="string" calcext:value-type="string">
            <text:p>MedicinePAK</text:p>
          </table:table-cell>
          <table:table-cell office:value-type="string" calcext:value-type="string">
            <text:p>Medikit</text:p>
          </table:table-cell>
        </table:table-row>
        <table:table-row table:style-name="ro1">
          <table:table-cell office:value-type="string" calcext:value-type="string">
            <text:p>ACEMedInjector</text:p>
          </table:table-cell>
          <table:table-cell office:value-type="string" calcext:value-type="string">
            <text:p>ACE_adenosine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fieldDressing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elasticBandage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packingBandage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quikclo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bloodIV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bloodIV_25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bloodIV_500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EarPlugs</text:p>
          </table:table-cell>
        </table:table-row>
        <table:table-row table:style-name="ro1">
          <table:table-cell office:value-type="string" calcext:value-type="string">
            <text:p>ACEMedInjector</text:p>
          </table:table-cell>
          <table:table-cell office:value-type="string" calcext:value-type="string">
            <text:p>ACE_epinephrine</text:p>
          </table:table-cell>
        </table:table-row>
        <table:table-row table:style-name="ro1">
          <table:table-cell office:value-type="string" calcext:value-type="string">
            <text:p>ACEMedInjector</text:p>
          </table:table-cell>
          <table:table-cell office:value-type="string" calcext:value-type="string">
            <text:p>ACE_morphine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ersonalAidKi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lasmaIV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lasmaIV_25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lasmaIV_50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alineIV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alineIV_25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alineIV_50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plin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urgicalKi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tourniquet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ATragMX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DAG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EntrenchingTool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rope12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rope36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HuntIR_monito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IR_Strobe_Item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Kestrel4500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26_Clacke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Clacke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apTools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icroDAG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RangeCard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SpottingScope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Tripod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UAVBattery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wirecutter</text:p>
          </table:table-cell>
        </table:table-row>
        <table:table-row table:style-name="ro1">
          <table:table-cell office:value-type="string" calcext:value-type="string">
            <text:p>GP25_HE</text:p>
          </table:table-cell>
          <table:table-cell office:value-type="string" calcext:value-type="string">
            <text:p>rhs_VOG25</text:p>
          </table:table-cell>
        </table:table-row>
        <table:table-row table:style-name="ro1">
          <table:table-cell office:value-type="string" calcext:value-type="string">
            <text:p>GP25_HE</text:p>
          </table:table-cell>
          <table:table-cell office:value-type="string" calcext:value-type="string">
            <text:p>rhs_VOG25P</text:p>
          </table:table-cell>
        </table:table-row>
        <table:table-row table:style-name="ro1">
          <table:table-cell office:value-type="string" calcext:value-type="string">
            <text:p>GP25_HE</text:p>
          </table:table-cell>
          <table:table-cell office:value-type="string" calcext:value-type="string">
            <text:p>rhs_VG40TB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OP_white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OP_red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OP_green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SZ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MD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GRD40_White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GRD40_Red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GDM40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hlc_GRD_green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hlc_GRD_yellow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4009</text:p>
          </table:table-cell>
        </table:table-row>
        <table:table-row table:style-name="ro1">
          <table:table-cell office:value-type="string" calcext:value-type="string">
            <text:p>M203_HE</text:p>
          </table:table-cell>
          <table:table-cell office:value-type="string" calcext:value-type="string">
            <text:p>rhs_mag_M397_HET</text:p>
          </table:table-cell>
        </table:table-row>
        <table:table-row table:style-name="ro1">
          <table:table-cell office:value-type="string" calcext:value-type="string">
            <text:p>M203_HE</text:p>
          </table:table-cell>
          <table:table-cell office:value-type="string" calcext:value-type="string">
            <text:p>rhs_mag_M433_HEDP</text:p>
          </table:table-cell>
        </table:table-row>
        <table:table-row table:style-name="ro1">
          <table:table-cell office:value-type="string" calcext:value-type="string">
            <text:p>M203_HE</text:p>
          </table:table-cell>
          <table:table-cell office:value-type="string" calcext:value-type="string">
            <text:p>rhs_mag_M441_HE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585_white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662_red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661_green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714_White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715_Gree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_rpg_empt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_assault_umbts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_assault_umbts_engineer_empt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gref_hidf_alice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gref_ttsko_alice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gref_wdl_alice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alice_md2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kitbag_digital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kitbag_md2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kitbag_smb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assault_eagleaiii_co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rhsusf_B_BACK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assault_eagleaiii_uc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falconii_co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falconii_mc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falconii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USMC_MOLLE_WDL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US_IIID_OC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US_IIID_OEFC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TacticalPack_CCE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TacticalPack_TTS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RUS_Back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Predator_MT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O_RUS_Patrol_bag_Gree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O_RUS_Patrol_bag_Summer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GER_Pack_Flecktar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GER_Pack_Tropentar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HikingPack_Civ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Bergen_BAF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cbr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o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kh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m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oli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balaclava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balaclava1_olive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scarf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googles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googles_clea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ess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googles_orange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o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ogg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ogg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ogg_o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ogg_o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ogg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ogg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oakley_goggles_cl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oakley_goggles_ylw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TK_NeckScarf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Bl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Re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White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BLK_Facewrap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RGR_Facewrap_Range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KHK_Facewrap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RGR_Facewrap_Tropical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PMC_Facewrap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PMC_Facewrap_Black_Glasses_Dark_Headset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RUS_Balaclava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RUS_Balaclava_Ratnik_v2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RUS_Balaclava_Ratni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RUS_Balaclava_rg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_1PN138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usf_ANPVS_14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usf_ANPVS_15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CUP_NVG_PVS7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CUP_NVG_GPNVG_black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Gen1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Gen2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Gen4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Wide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Binocular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Laserdesignator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angefinder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_pdu4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_tr8_periscope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saf_zrak_rd7j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X2A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VectorDay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Vecto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Yardage450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Map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GPS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Compass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Watch</text:p>
          </table:table-cell>
        </table:table-row>
        <table:table-row table:style-name="ro1" table:number-rows-repeated="104838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.00.0000</text:date>, <text:time style:data-style-name="N2" text:time-value="12:58:49.621658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generator>LibreOffice/7.0.1.2$Linux_X86_64 LibreOffice_project/00$Build-2</meta:generator>
    <dc:date>2021-05-08T12:59:46.348517410</dc:date>
    <meta:editing-duration>PT14H39M57S</meta:editing-duration>
    <meta:editing-cycles>122</meta:editing-cycles>
    <meta:document-statistic meta:table-count="7" meta:cell-count="4325" meta:object-count="0"/>
  </office:meta>
</office:document-meta>
</file>